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6416" calcext:value-type="float">
            <text:p>109.2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668" calcext:value-type="float">
            <text:p>106.7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588" calcext:value-type="float">
            <text:p>108.0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2312" calcext:value-type="float">
            <text:p>107.6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6256" calcext:value-type="float">
            <text:p>107.9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764" calcext:value-type="float">
            <text:p>106.8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1856" calcext:value-type="float">
            <text:p>107.0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6992" calcext:value-type="float">
            <text:p>106.9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8352" calcext:value-type="float">
            <text:p>106.4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424" calcext:value-type="float">
            <text:p>106.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8816" calcext:value-type="float">
            <text:p>105.5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2264" calcext:value-type="float">
            <text:p>104.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9016" calcext:value-type="float">
            <text:p>103.3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5688" calcext:value-type="float">
            <text:p>104.9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3696" calcext:value-type="float">
            <text:p>98.9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176" calcext:value-type="float">
            <text:p>97.8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7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6504" calcext:value-type="float">
            <text:p>89.3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3792" calcext:value-type="float">
            <text:p>89.0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5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801</text:p>
          </table:table-cell>
          <table:table-cell office:value-type="string" calcext:value-type="string">
            <text:p>195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